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dihausDIN-Regular, sans-serif" svg:font-family="AdihausDIN-Regular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604in" text:min-label-width="0in" text:list-level-position-and-space-mode="label-alignment">
          <style:list-level-label-alignment text:label-followed-by="listtab" fo:margin-left="0.2604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604in" text:min-label-width="0in" text:list-level-position-and-space-mode="label-alignment">
          <style:list-level-label-alignment text:label-followed-by="listtab" fo:margin-left="0.2604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604in" text:min-label-width="0in" text:list-level-position-and-space-mode="label-alignment">
          <style:list-level-label-alignment text:label-followed-by="listtab" fo:margin-left="0.2604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Überschrift3" style:master-page-name="MP0" style:family="paragraph">
      <style:paragraph-properties fo:break-before="page"/>
      <style:text-properties fo:color="#000000" fo:font-size="16pt" style:font-size-asian="16pt" style:font-size-complex="16pt"/>
    </style:style>
    <style:style style:name="P2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6pt" style:font-size-asian="16pt" style:font-size-complex="16pt"/>
    </style:style>
    <style:style style:name="P3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6pt" style:font-size-asian="16pt" style:font-size-complex="16pt"/>
    </style:style>
    <style:style style:name="P4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6pt" style:font-size-asian="16pt" style:font-size-complex="16pt"/>
    </style:style>
    <style:style style:name="P5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6pt" style:font-size-asian="16pt" style:font-size-complex="16pt"/>
    </style:style>
    <style:style style:name="P6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6pt" style:font-size-asian="16pt" style:font-size-complex="16pt"/>
    </style:style>
    <style:style style:name="P7" style:parent-style-name="Textbody" style:family="paragraph">
      <style:paragraph-properties fo:widows="2" fo:orphans="2" fo:margin-bottom="0in" style:line-height-at-least="0.2916in"/>
      <style:text-properties fo:color="#000000" fo:font-size="16pt" style:font-size-asian="16pt" style:font-size-complex="16pt"/>
    </style:style>
    <style:style style:name="P8" style:parent-style-name="Standard" style:family="paragraph">
      <style:text-properties fo:color="#000000" fo:font-size="16pt" style:font-size-asian="16pt" style:font-size-complex="16pt"/>
    </style:style>
    <style:style style:name="P9" style:parent-style-name="Standard" style:family="paragraph">
      <style:text-properties fo:color="#000000" fo:font-size="16pt" style:font-size-asian="16pt" style:font-size-complex="16pt"/>
    </style:style>
    <style:style style:name="P10" style:parent-style-name="Überschrift2" style:family="paragraph">
      <style:text-properties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11" style:parent-style-name="Absatz-Standardschriftart" style:family="text">
      <style:text-properties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12" style:parent-style-name="Absatz-Standardschriftart" style:family="text">
      <style:text-properties fo:color="#000000" fo:font-size="16pt" style:font-size-asian="16pt" style:font-size-complex="16pt" style:text-underline-type="single" style:text-underline-style="solid" style:text-underline-width="auto" style:text-underline-mode="continuous"/>
    </style:style>
    <style:style style:name="P13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3.5pt" style:font-size-asian="13.5pt"/>
    </style:style>
    <style:style style:name="P14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3.5pt" style:font-size-asian="13.5pt"/>
    </style:style>
    <style:style style:name="P15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3.5pt" style:font-size-asian="13.5pt"/>
    </style:style>
    <style:style style:name="P16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3.5pt" style:font-size-asian="13.5pt"/>
    </style:style>
    <style:style style:name="P17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3.5pt" style:font-size-asian="13.5pt"/>
    </style:style>
    <style:style style:name="P18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3.5pt" style:font-size-asian="13.5pt"/>
    </style:style>
    <style:style style:name="P19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3.5pt" style:font-size-asian="13.5pt"/>
    </style:style>
    <style:style style:name="P20" style:parent-style-name="Textbody" style:family="paragraph">
      <style:paragraph-properties fo:widows="2" fo:orphans="2" fo:margin-bottom="0in" style:line-height-at-least="0.2916in"/>
      <style:text-properties style:font-name="AdihausDIN-Regular, sans-serif" fo:color="#000000" fo:font-size="13.5pt" style:font-size-asian="13.5pt"/>
    </style:style>
    <style:style style:name="P21" style:parent-style-name="Textbody" style:family="paragraph">
      <style:paragraph-properties fo:widows="2" fo:orphans="2" fo:margin-bottom="0in" style:line-height-at-least="0.2916in"/>
      <style:text-properties style:font-name="AdihausDIN-Regular, sans-serif" fo:color="#000000" fo:font-size="13.5pt" style:font-size-asian="13.5pt"/>
    </style:style>
    <style:style style:name="P22" style:parent-style-name="Textbody" style:family="paragraph">
      <style:paragraph-properties fo:widows="2" fo:orphans="2" fo:margin-bottom="0in" style:line-height-at-least="0.2916in"/>
      <style:text-properties style:font-name="AdihausDIN-Regular, sans-serif" fo:color="#000000" fo:font-size="13.5pt" style:font-size-asian="13.5pt"/>
    </style:style>
    <style:style style:name="P23" style:parent-style-name="Textbody" style:family="paragraph">
      <style:paragraph-properties fo:widows="2" fo:orphans="2" fo:margin-bottom="0in" style:line-height-at-least="0.2916in"/>
      <style:text-properties style:font-name="AdihausDIN-Regular, sans-serif" fo:color="#000000" fo:font-size="13.5pt" style:font-size-asian="13.5pt"/>
    </style:style>
    <style:style style:name="P24" style:parent-style-name="Überschrift3" style:family="paragraph">
      <style:paragraph-properties fo:widows="2" fo:orphans="2" fo:margin-top="0in" fo:margin-bottom="0in" style:line-height-at-least="0.2916in"/>
    </style:style>
    <style:style style:name="T25" style:parent-style-name="Absatz-Standardschriftart" style:family="text">
      <style:text-properties fo:color="#000000" fo:font-size="16pt" style:font-size-asian="16pt" style:font-size-complex="16pt"/>
    </style:style>
    <style:style style:name="P26" style:parent-style-name="Überschrift3" style:family="paragraph">
      <style:paragraph-properties fo:widows="2" fo:orphans="2" fo:margin-top="0in" fo:margin-bottom="0in" style:line-height-at-least="0.2916in"/>
      <style:text-properties fo:font-weight="normal" style:font-weight-asian="normal" style:font-weight-complex="normal" fo:color="#000000" fo:font-size="16pt" style:font-size-asian="16pt" style:font-size-complex="16pt"/>
    </style:style>
    <style:style style:name="P27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6pt" style:font-size-asian="16pt" style:font-size-complex="16pt"/>
    </style:style>
    <style:style style:name="P28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6pt" style:font-size-asian="16pt" style:font-size-complex="16pt"/>
    </style:style>
    <style:style style:name="P29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6pt" style:font-size-asian="16pt" style:font-size-complex="16pt"/>
    </style:style>
    <style:style style:name="P30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6pt" style:font-size-asian="16pt" style:font-size-complex="16pt"/>
    </style:style>
    <style:style style:name="P31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6pt" style:font-size-asian="16pt" style:font-size-complex="16pt"/>
    </style:style>
    <style:style style:name="P32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6pt" style:font-size-asian="16pt" style:font-size-complex="16pt"/>
    </style:style>
    <style:style style:name="P33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6pt" style:font-size-asian="16pt" style:font-size-complex="16pt"/>
    </style:style>
    <style:style style:name="P34" style:parent-style-name="Textbody" style:family="paragraph">
      <style:paragraph-properties fo:widows="2" fo:orphans="2" fo:margin-bottom="0in" style:line-height-at-least="0.2916in" fo:margin-left="0in">
        <style:tab-stops/>
      </style:paragraph-properties>
      <style:text-properties fo:color="#000000" fo:font-size="16pt" style:font-size-asian="16pt" style:font-size-complex="16pt"/>
    </style:style>
    <style:style style:name="P35" style:parent-style-name="Überschrift3" style:family="paragraph">
      <style:paragraph-properties fo:widows="2" fo:orphans="2" fo:margin-top="0in" fo:margin-bottom="0in" fo:line-height="132%"/>
      <style:text-properties fo:color="#000000" fo:font-size="16pt" style:font-size-asian="16pt" style:font-size-complex="16pt"/>
    </style:style>
    <style:style style:name="P36" style:parent-style-name="Überschrift3" style:family="paragraph">
      <style:paragraph-properties fo:widows="2" fo:orphans="2" fo:margin-top="0in" fo:margin-bottom="0in" fo:line-height="132%"/>
    </style:style>
    <style:style style:name="T37" style:parent-style-name="Absatz-Standardschriftart" style:family="text">
      <style:text-properties fo:font-weight="normal" style:font-weight-asian="normal" style:font-weight-complex="normal" fo:color="#000000" fo:font-size="16pt" style:font-size-asian="16pt" style:font-size-complex="16pt"/>
    </style:style>
    <style:style style:name="T38" style:parent-style-name="Absatz-Standardschriftart" style:family="text">
      <style:text-properties fo:font-weight="normal" style:font-weight-asian="normal" style:font-weight-complex="normal" fo:color="#000000" fo:font-size="16pt" style:font-size-asian="16pt" style:font-size-complex="16pt"/>
    </style:style>
    <style:style style:name="T39" style:parent-style-name="Absatz-Standardschriftart" style:family="text">
      <style:text-properties fo:font-weight="normal" style:font-weight-asian="normal" style:font-weight-complex="normal" fo:color="#000000" fo:font-size="16pt" style:font-size-asian="16pt" style:font-size-complex="16pt"/>
    </style:style>
    <style:style style:name="T40" style:parent-style-name="Absatz-Standardschriftart" style:family="text">
      <style:text-properties fo:font-weight="normal" style:font-weight-asian="normal" style:font-weight-complex="normal" fo:color="#000000" fo:font-size="16pt" style:font-size-asian="16pt" style:font-size-complex="16pt"/>
    </style:style>
    <style:style style:name="T41" style:parent-style-name="Absatz-Standardschriftart" style:family="text">
      <style:text-properties fo:font-weight="normal" style:font-weight-asian="normal" style:font-weight-complex="normal" fo:color="#000000" fo:font-size="16pt" style:font-size-asian="16pt" style:font-size-complex="16pt"/>
    </style:style>
    <style:style style:name="T42" style:parent-style-name="Absatz-Standardschriftart" style:family="text">
      <style:text-properties fo:font-weight="normal" style:font-weight-asian="normal" style:font-weight-complex="normal" fo:color="#000000" fo:font-size="16pt" style:font-size-asian="16pt" style:font-size-complex="16pt"/>
    </style:style>
    <style:style style:name="T43" style:parent-style-name="Absatz-Standardschriftart" style:family="text">
      <style:text-properties fo:font-weight="normal" style:font-weight-asian="normal" style:font-weight-complex="normal" fo:color="#000000" fo:font-size="16pt" style:font-size-asian="16pt" style:font-size-complex="16pt"/>
    </style:style>
    <style:style style:name="T44" style:parent-style-name="Absatz-Standardschriftart" style:family="text">
      <style:text-properties fo:font-weight="normal" style:font-weight-asian="normal" style:font-weight-complex="normal" fo:color="#000000" fo:font-size="16pt" style:font-size-asian="16pt" style:font-size-complex="16pt"/>
    </style:style>
    <style:style style:name="P45" style:parent-style-name="Textbody" style:family="paragraph">
      <style:paragraph-properties fo:widows="2" fo:orphans="2" fo:margin-bottom="0in" style:line-height-at-least="0.2916in"/>
      <style:text-properties fo:color="#000000" fo:font-size="16pt" style:font-size-asian="16pt" style:font-size-complex="16pt"/>
    </style:style>
    <style:style style:name="P46" style:parent-style-name="Textbody" style:family="paragraph">
      <style:paragraph-properties fo:widows="2" fo:orphans="2" fo:margin-bottom="0in" style:line-height-at-least="0.2916in"/>
      <style:text-properties fo:color="#000000" fo:font-size="13.5pt" style:font-size-asian="13.5pt"/>
    </style:style>
    <style:style style:name="P47" style:parent-style-name="Textbody" style:family="paragraph">
      <style:text-properties fo:color="#000000" fo:font-size="16pt" style:font-size-asian="16pt" style:font-size-complex="16pt" style:text-underline-type="single" style:text-underline-style="solid" style:text-underline-width="auto" style:text-underline-mode="continuous"/>
    </style:style>
  </office:automatic-styles>
  <office:body>
    <office:text text:use-soft-page-breaks="true">
      <text:h text:style-name="P1" text:outline-level="3">ZUTATEN FÜR EINE PORTION:</text:h>
      <text:list text:style-name="LFO1" text:continue-numbering="true">
        <text:list-item>
          <text:p text:style-name="P2">150 ml Mandelmilch (ungesüßt)</text:p>
        </text:list-item>
        <text:list-item>
          <text:p text:style-name="P3">150 g griechischer Joghurt</text:p>
        </text:list-item>
        <text:list-item>
          <text:p text:style-name="P4">100 g Himbeeren (frisch oder gefroren)</text:p>
        </text:list-item>
        <text:list-item>
          <text:p text:style-name="P5">1 EL Mandelmus</text:p>
        </text:list-item>
        <text:list-item>
          <text:p text:style-name="P6">2 TL Chiasamen</text:p>
        </text:list-item>
      </text:list>
      <text:p text:style-name="P7"/>
      <text:p text:style-name="P8">Dieses Rezept ist sehr einfach doch so lecker und<text:s/>gesund! Mixe alle Zutaten<text:s/>zusammen,<text:s/>bis ein Smoothie entsteht. Schon hast du eine fruchtige<text:s/>Erfrischung für zwischendurch.</text:p>
      <text:p text:style-name="P9"/>
      <text:h text:style-name="P10" text:outline-level="2">ZITRONEN-KOKOS-POWER-BITES:</text:h>
      <text:h text:style-name="Überschrift3" text:outline-level="3"><text:span text:style-name="T11">ZUTATEN FÜR 12 STÜCK</text:span><text:span text:style-name="T12">:</text:span></text:h>
      <text:list text:style-name="LFO2" text:continue-numbering="true">
        <text:list-item>
          <text:p text:style-name="P13">70 g Mandeln</text:p>
        </text:list-item>
        <text:list-item>
          <text:p text:style-name="P14">70 g Cashewkerne</text:p>
        </text:list-item>
        <text:list-item>
          <text:p text:style-name="P15">10 Datteln (entkernt)</text:p>
        </text:list-item>
        <text:list-item>
          <text:p text:style-name="P16">40 g Kokosflocken</text:p>
        </text:list-item>
        <text:list-item>
          <text:p text:style-name="P17">45 g Haferflocken</text:p>
        </text:list-item>
        <text:list-item>
          <text:p text:style-name="P18">1 EL Kokosöl<text:s/>(geschmolzen)</text:p>
        </text:list-item>
        <text:list-item>
          <text:p text:style-name="P19">Saft und Schale von 1 Zitrone</text:p>
        </text:list-item>
      </text:list>
      <text:p text:style-name="P20"/>
      <text:p text:style-name="P21">Als Erstes gibst du weiche Mandeln, Cashewkerne und Datteln getrennt voneinander 15 Minuten in Wasser ein. Schneide die Datteln anschließend in grobe Stücke.<text:s/>Danach gibst du Nüsse, Datteln, Haferflocken und ¾ der Kokosflocken in eine Küchenmaschine und mixst die Zutaten, bis eine einheitliche Masse entsteht. Jetzt fügst du Kokosöl, Zitronensaft und -schale zum Schluss hinzu und mischt noch einmal alles durch. Forme den Teig mit feuchten Händen zu kleinen Bällchen<text:s/>und roll diese dann in die restlichen Kokosflocken. Deine Zitronen-Kokos-Power-Bites lagerst du am besten in einem Behälter im Kühlschrank– so halten sie einige Tage und kannst sie jederzeit genießen.</text:p>
      <text:p text:style-name="P22"/>
      <text:p text:style-name="P23"/>
      <text:soft-page-break/>
      <text:h text:style-name="P24" text:outline-level="3"><text:span text:style-name="T25">ZUTATEN FÜR EINE SCHÜSSEL:</text:span></text:h>
      <text:h text:style-name="P26" text:outline-level="3"><text:s/>(3 PORTIONEN)</text:h>
      <text:list text:style-name="LFO3" text:continue-numbering="true">
        <text:list-item>
          <text:p text:style-name="P27">1 Dose Kichererbsen (ca. 265 g)</text:p>
        </text:list-item>
        <text:list-item>
          <text:p text:style-name="P28">1 Avocado</text:p>
        </text:list-item>
        <text:list-item>
          <text:p text:style-name="P29">3 EL Olivenöl</text:p>
        </text:list-item>
        <text:list-item>
          <text:p text:style-name="P30">1 EL Tahin (Sesammus)</text:p>
        </text:list-item>
        <text:list-item>
          <text:p text:style-name="P31">Saft von ½ Limette</text:p>
        </text:list-item>
        <text:list-item>
          <text:p text:style-name="P32">1 Knoblauchzehe</text:p>
        </text:list-item>
        <text:list-item>
          <text:p text:style-name="P33">Kümmel, Salz, Pfeffer (nach Belieben)</text:p>
        </text:list-item>
        <text:list-item>
          <text:p text:style-name="P34">Gemüse nach Wahl</text:p>
        </text:list-item>
      </text:list>
      <text:h text:style-name="P35" text:outline-level="3">ZUBEREITUNG:</text:h>
      <text:h text:style-name="P36" text:outline-level="3"><text:span text:style-name="T37">Als Erstes gibst du</text:span><text:span text:style-name="T38"><text:s/>die Kichererbsen in ein Sieb, wäscht <text:s/>sie kurz mit Wasser ab und lässt die Erbsen abtropfen.</text:span><text:span text:style-name="T39"><text:s/></text:span><text:span text:style-name="T40">Vermixe die Hülsenfrüchte zusammen mit dem Olivenöl, Tahin, Limettensaft und Knoblauch in einer Küchenmaschine. Du mixt so lange, bis eine feine Creme entsteht.</text:span><text:span text:style-name="T41"><text:s/></text:span><text:span text:style-name="T42">Dan</text:span><text:span text:style-name="T43">ach gibst du die Avocado und die Gewürze dazu. Vermixe den Avocado-Hummus. Falls dir die Creme zu fest ist, gib noch etwas mehr Olivenöl oder Limettensaft hinzu. Nun schneidest du etwas Gemüse (Gurke, Paprika, Karotten, Sellerie,…) klein – schon ist dein<text:s/></text:span><text:span text:style-name="T44">Nachmittagssnack fertig!</text:span></text:h>
      <text:p text:style-name="P45"/>
      <text:p text:style-name="P46"/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AdihausDIN-Regular, sans-serif" svg:font-family="AdihausDIN-Regular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style:font-name="Liberation Serif" style:font-name-asian="SimSun" fo:font-weight="bold" style:font-weight-asian="bold" style:font-weight-complex="bold" fo:font-size="18pt" style:font-size-asian="18pt" style:font-size-complex="18pt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style:font-name="Liberation Serif" style:font-name-asian="SimSun" fo:font-weight="bold" style:font-weight-asian="bold" style:font-weight-complex="bold" fo:color="#808080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604in" text:min-label-width="0in" text:list-level-position-and-space-mode="label-alignment">
          <style:list-level-label-alignment text:label-followed-by="listtab" fo:margin-left="0.2604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604in" text:min-label-width="0in" text:list-level-position-and-space-mode="label-alignment">
          <style:list-level-label-alignment text:label-followed-by="listtab" fo:margin-left="0.2604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604in" text:min-label-width="0in" text:list-level-position-and-space-mode="label-alignment">
          <style:list-level-label-alignment text:label-followed-by="listtab" fo:margin-left="0.2604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imon Stocker</dc:creator>
    <meta:creation-date>2018-03-01T13:47:00Z</meta:creation-date>
    <dc:date>2019-11-29T10:27:00Z</dc:date>
    <meta:template xlink:href="Normal" xlink:type="simple"/>
    <meta:editing-cycles>2</meta:editing-cycles>
    <meta:editing-duration>PT0S</meta:editing-duration>
    <meta:document-statistic meta:page-count="2" meta:paragraph-count="3" meta:word-count="270" meta:character-count="1974" meta:row-count="14" meta:non-whitespace-character-count="1707"/>
  </office:meta>
</office:document-meta>
</file>